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officeooo:rsid="00216d69" officeooo:paragraph-rsid="00216d69" style:font-size-asian="16pt" style:font-weight-asian="bold" style:font-size-complex="16pt" style:font-weight-complex="bold"/>
    </style:style>
    <style:style style:name="P2" style:family="paragraph" style:parent-style-name="Standard">
      <style:text-properties fo:font-size="12pt" fo:font-weight="normal" officeooo:rsid="002551e8" officeooo:paragraph-rsid="0044a457" style:font-size-asian="10.5pt" style:font-weight-asian="normal" style:font-size-complex="12pt" style:font-weight-complex="normal"/>
    </style:style>
    <style:style style:name="P3" style:family="paragraph" style:parent-style-name="Standard">
      <style:text-properties fo:font-size="12pt" fo:font-weight="normal" officeooo:rsid="00757d8f" officeooo:paragraph-rsid="00757d8f" style:font-size-asian="10.5pt" style:font-weight-asian="normal" style:font-size-complex="12pt" style:font-weight-complex="normal"/>
    </style:style>
    <style:style style:name="P4" style:family="paragraph" style:parent-style-name="Standard">
      <style:text-properties fo:font-size="12pt" fo:font-weight="normal" officeooo:rsid="00757d8f" officeooo:paragraph-rsid="00775e7a" style:font-size-asian="10.5pt" style:font-weight-asian="normal" style:font-size-complex="12pt" style:font-weight-complex="normal"/>
    </style:style>
    <style:style style:name="P5" style:family="paragraph" style:parent-style-name="Standard">
      <style:text-properties fo:font-size="12pt" fo:font-weight="normal" officeooo:rsid="00757d8f" officeooo:paragraph-rsid="007951b2" style:font-size-asian="10.5pt" style:font-weight-asian="normal" style:font-size-complex="12pt" style:font-weight-complex="normal"/>
    </style:style>
    <style:style style:name="P6" style:family="paragraph" style:parent-style-name="Standard">
      <style:text-properties fo:font-size="12pt" fo:font-weight="normal" officeooo:rsid="00757d8f" officeooo:paragraph-rsid="0079c59b" style:font-size-asian="10.5pt" style:font-weight-asian="normal" style:font-size-complex="12pt" style:font-weight-complex="normal"/>
    </style:style>
    <style:style style:name="P7" style:family="paragraph" style:parent-style-name="Standard">
      <style:text-properties fo:font-size="12pt" fo:font-weight="normal" officeooo:rsid="00775e7a" officeooo:paragraph-rsid="00775e7a" style:font-size-asian="10.5pt" style:font-weight-asian="normal" style:font-size-complex="12pt" style:font-weight-complex="normal"/>
    </style:style>
    <style:style style:name="P8" style:family="paragraph" style:parent-style-name="Standard">
      <style:text-properties fo:font-size="12pt" fo:font-weight="normal" officeooo:rsid="00775e7a" officeooo:paragraph-rsid="00777bcc" style:font-size-asian="10.5pt" style:font-weight-asian="normal" style:font-size-complex="12pt" style:font-weight-complex="normal"/>
    </style:style>
    <style:style style:name="P9" style:family="paragraph" style:parent-style-name="Standard">
      <style:text-properties fo:font-size="12pt" fo:font-weight="normal" officeooo:rsid="00775e7a" officeooo:paragraph-rsid="0079c59b" style:font-size-asian="10.5pt" style:font-weight-asian="normal" style:font-size-complex="12pt" style:font-weight-complex="normal"/>
    </style:style>
    <style:style style:name="P10" style:family="paragraph" style:parent-style-name="Standard">
      <style:text-properties fo:font-size="12pt" fo:font-weight="normal" officeooo:rsid="0079c59b" officeooo:paragraph-rsid="0079c59b" style:font-size-asian="10.5pt" style:font-weight-asian="normal" style:font-size-complex="12pt" style:font-weight-complex="normal"/>
    </style:style>
    <style:style style:name="P11" style:family="paragraph" style:parent-style-name="Standard">
      <style:text-properties fo:font-variant="normal" fo:text-transform="none" fo:color="#24292e" loext:opacity="100%" style:font-name="apple-system" fo:font-size="10.5pt" fo:letter-spacing="normal" fo:font-style="normal" fo:font-weight="normal" officeooo:rsid="00421444" officeooo:paragraph-rsid="0027a328" style:font-size-asian="10.5pt" style:font-weight-asian="normal" style:font-size-complex="12pt" style:font-weight-complex="normal"/>
    </style:style>
    <style:style style:name="P12" style:family="paragraph" style:parent-style-name="Standard">
      <style:text-properties fo:font-variant="normal" fo:text-transform="none" fo:color="#24292e" loext:opacity="100%" style:font-name="apple-system" fo:font-size="10.5pt" fo:letter-spacing="normal" fo:font-style="normal" fo:font-weight="normal" officeooo:rsid="005c0383" officeooo:paragraph-rsid="005c0383" style:font-size-asian="10.5pt" style:font-weight-asian="normal" style:font-size-complex="12pt" style:font-weight-complex="normal"/>
    </style:style>
    <style:style style:name="T1" style:family="text">
      <style:text-properties style:font-name="P052"/>
    </style:style>
    <style:style style:name="T2" style:family="text">
      <style:text-properties style:font-name="P052" officeooo:rsid="00775e7a"/>
    </style:style>
    <style:style style:name="T3" style:family="text">
      <style:text-properties style:font-name="P052" officeooo:rsid="00777bcc"/>
    </style:style>
    <style:style style:name="T4" style:family="text">
      <style:text-properties style:font-name="P052" officeooo:rsid="007951b2"/>
    </style:style>
    <style:style style:name="T5" style:family="text">
      <style:text-properties style:font-name="P052" officeooo:rsid="0079c5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vers</text:p>
      <text:p text:style-name="P2"/>
      <text:p text:style-name="P12">mettre des effets de sympaticus dans le lien de base</text:p>
      <text:p text:style-name="P11"/>
      <text:p text:style-name="P11"/>
      <text:p text:style-name="P11"/>
      <text:p text:style-name="P3"><text:span text:style-name="T1">La Sainte prière du Prophète (rang 1) : </text:span><text:span text:style-name="T2">Traçant la croix du portail sur le front d’un compagnon, le théurge lui confère autant d’incréments à une tâche ponctuelle particulière qu’il n’en a obtenu sur le jet d’activation de ce rite. Ce gain dure tant que la tâche n’est pas accomplie mais disparaît si il n’en est pas usé au prochain lever de soleil.</text:span></text:p>
      <text:p text:style-name="P7"><text:span text:style-name="T1">Composantes : Gestes.</text:span></text:p>
      <text:p text:style-name="P7"><text:span text:style-name="T1">Portée : toucher.</text:span></text:p>
      <text:p text:style-name="P7"><text:span text:style-name="T1">Durée : variable.</text:span></text:p>
      <text:p text:style-name="P7"><text:span text:style-name="T1"/></text:p>
      <text:p text:style-name="P4"><text:span text:style-name="T1">L</text:span><text:span text:style-name="T2">iturgie de la dévotion</text:span><text:span text:style-name="T1"> (rang 1) : </text:span><text:span text:style-name="T2">La récitation de ce passage de l’évangile oméga par le théurge (durée d’environ un quart d’heure) confère à ceux qui l’entendent directement (pas via retransmission) autant d’incréments à leurs jets de volonté qu’obtenu sur l’activation de rite pour la durée de la scène.</text:span></text:p>
      <text:p text:style-name="P7"><text:span text:style-name="T1">Composantes : Liturgie.</text:span></text:p>
      <text:p text:style-name="P7"><text:span text:style-name="T1">Portée : Sensorielle.</text:span></text:p>
      <text:p text:style-name="P7"><text:span text:style-name="T1">Durée : </text:span><text:span text:style-name="T3">S</text:span><text:span text:style-name="T1">cène.</text:span></text:p>
      <text:p text:style-name="P7"><text:span text:style-name="T1"/></text:p>
      <text:p text:style-name="P4"><text:span text:style-name="T2">Apposition des mains</text:span><text:span text:style-name="T1"> (rang </text:span><text:span text:style-name="T2">2</text:span><text:span text:style-name="T1">) : </text:span><text:span text:style-name="T3">En appelant à la compassion de sainte Amalthée, le théurge guérit une blessure plus une par augmentation.</text:span></text:p>
      <text:p text:style-name="P7"><text:span text:style-name="T1">Composantes : </text:span><text:span text:style-name="T3">Prière</text:span><text:span text:style-name="T1">.</text:span></text:p>
      <text:p text:style-name="P7"><text:span text:style-name="T1">Portée : </text:span><text:span text:style-name="T3">Toucher</text:span><text:span text:style-name="T1">.</text:span></text:p>
      <text:p text:style-name="P7"><text:span text:style-name="T1">Durée : </text:span><text:span text:style-name="T3">Instantanée</text:span><text:span text:style-name="T1">.</text:span></text:p>
      <text:p text:style-name="P7"><text:span text:style-name="T1"/></text:p>
      <text:p text:style-name="P5"><text:span text:style-name="T3">Réprobation du Prophète</text:span><text:span text:style-name="T1"> (rang </text:span><text:span text:style-name="T2">2</text:span><text:span text:style-name="T1">) : </text:span><text:span text:style-name="T4">Récitant les premières lignes du sermon aux incroyants et faisant le signe du portail barré, le théurge inflige le déplaisir divin : chaque incrément qu’il obtient est un incrément obligatoire à une tâche ponctuelle particulière de la cible. Cette contrainte dure </text:span><text:span text:style-name="T2">tant que la tâche n’est pas accomplie mais disparaît si il n’en est pas usé au prochain lever de soleil.</text:span></text:p>
      <text:p text:style-name="P8"><text:span text:style-name="T1">Composantes : </text:span><text:span text:style-name="T3">Liturgie, gestes</text:span><text:span text:style-name="T1">.</text:span></text:p>
      <text:p text:style-name="P8"><text:span text:style-name="T1">Portée : </text:span><text:span text:style-name="T3">Sensorielle</text:span><text:span text:style-name="T1">.</text:span></text:p>
      <text:p text:style-name="P8"><text:span text:style-name="T1">Durée : </text:span><text:span text:style-name="T4">Variable</text:span><text:span text:style-name="T1">.</text:span></text:p>
      <text:p text:style-name="P8"><text:span text:style-name="T1"/></text:p>
      <text:p text:style-name="P6"><text:span text:style-name="T5">Serment par les saints</text:span><text:span text:style-name="T1"> (rang </text:span><text:span text:style-name="T5">3</text:span><text:span text:style-name="T1">) : </text:span><text:span text:style-name="T5">Inspiré du serment de la communauté du huitième apôtre de Zacharie envers toute la troupe durant le temps de ses pires malheurs, ce rite permet aux membres d’un groupe de répondre les uns des autres sous le patronage d’un saint.</text:span></text:p>
      <text:p text:style-name="P10"><text:span text:style-name="T1">Le rite doit être accompli par le témoin du serment : un théurge extérieur au groupe (qui peut cependant être assisté par les membres du groupe en un rituel). Il accorde à chacun un bonus de +5 aux jets de théurgie pour affecter un autre membre du groupe. De plus, le saint patron choisi accorde un autre bonus de +5 sur certains jets :</text:span></text:p>
      <text:p text:style-name="P10"><text:span text:style-name="T1">Paulus : Investigation, trouver son chemin.</text:span></text:p>
      <text:p text:style-name="P10"><text:span text:style-name="T1">Lextius : Faire respecter un serment, fournir un exemple aux autres.</text:span></text:p>
      <text:p text:style-name="P10"><text:span text:style-name="T1">Amalthée : Aider ceux dans le besoin.</text:span></text:p>
      <text:p text:style-name="P10"><text:span text:style-name="T1">Mantius : Défendre les fidèles (actions défensives uniquement), s’améliorer.</text:span></text:p>
      <text:p text:style-name="P10"><text:span text:style-name="T1">Maya : Défendre les innocents (attaque et défense), punir les coupables.</text:span></text:p>
      <text:p text:style-name="P10"><text:span text:style-name="T1">Horace : Découvrir, conserver le savoir.</text:span></text:p>
      <text:p text:style-name="P10"><text:span text:style-name="T1">Hombor : Amitié, charité.</text:span></text:p>
      <text:p text:style-name="P10"><text:span text:style-name="T1">Ven Lohji : Méditation, arts.</text:span></text:p>
      <text:p text:style-name="P10"><text:soft-page-break/><text:span text:style-name="T1"/></text:p>
      <text:p text:style-name="P10"><text:span text:style-name="T1"/></text:p>
      <text:p text:style-name="P10"><text:span text:style-name="T1"/></text:p>
      <text:p text:style-name="P9"><text:span text:style-name="T1">Composantes : </text:span><text:span text:style-name="T3">Prière</text:span><text:span text:style-name="T1">.</text:span></text:p>
      <text:p text:style-name="P9"><text:span text:style-name="T1">Portée : </text:span><text:span text:style-name="T3">Toucher</text:span><text:span text:style-name="T1">.</text:span></text:p>
      <text:p text:style-name="P9"><text:span text:style-name="T1">Durée : </text:span><text:span text:style-name="T3">Instantanée</text:span><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P052" fo:font-family="P052"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P052" fo:font-family="P052"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P052" fo:font-family="P052"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052" fo:font-family="P052"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6T16:12:01.657691163</meta:creation-date>
    <meta:generator>LibreOffice/7.0.5.2$Linux_X86_64 LibreOffice_project/00$Build-2</meta:generator>
    <dc:date>2021-05-14T17:32:30.672682513</dc:date>
    <meta:editing-duration>PT5H2M10S</meta:editing-duration>
    <meta:editing-cycles>52</meta:editing-cycles>
    <meta:document-statistic meta:table-count="0" meta:image-count="0" meta:object-count="0" meta:page-count="2" meta:paragraph-count="31" meta:word-count="430" meta:character-count="2539" meta:non-whitespace-character-count="2140"/>
  </office:meta>
</office:document-meta>
</file>